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keNSIS v3.08 - Copyright 1999-2021 Contributors</text:p>
      <text:p text:style-name="Standard">See the file COPYING for license details.</text:p>
      <text:p text:style-name="Standard">Credits can be found in the Users Manual.</text:p>
      <text:p text:style-name="Standard"/>
      <text:p text:style-name="Standard">Processing config: C:\Program Files (x86)\NSIS\nsisconf.nsh</text:p>
      <text:p text:style-name="Standard">Processing default plugins: "C:\Program Files (x86)\NSIS\Plugins\x86-unicode\*.dll"</text:p>
      <text:p text:style-name="Standard"><text:s/>+ Banner::destroy</text:p>
      <text:p text:style-name="Standard"><text:s/>+ Banner::getWindow</text:p>
      <text:p text:style-name="Standard"><text:s/>+ Banner::show</text:p>
      <text:p text:style-name="Standard"><text:s/>+ BgImage::AddImage</text:p>
      <text:p text:style-name="Standard"><text:s/>+ BgImage::AddText</text:p>
      <text:p text:style-name="Standard"><text:s/>+ BgImage::Clear</text:p>
      <text:p text:style-name="Standard"><text:s/>+ BgImage::Destroy</text:p>
      <text:p text:style-name="Standard"><text:s/>+ BgImage::Redraw</text:p>
      <text:p text:style-name="Standard"><text:s/>+ BgImage::SetBg</text:p>
      <text:p text:style-name="Standard"><text:s/>+ BgImage::SetReturn</text:p>
      <text:p text:style-name="Standard"><text:s/>+ BgImage::Sound</text:p>
      <text:p text:style-name="Standard"><text:s/>+ Dialer::AttemptConnect</text:p>
      <text:p text:style-name="Standard"><text:s/>+ Dialer::AutodialHangup</text:p>
      <text:p text:style-name="Standard"><text:s/>+ Dialer::AutodialOnline</text:p>
      <text:p text:style-name="Standard"><text:s/>+ Dialer::AutodialUnattended</text:p>
      <text:p text:style-name="Standard"><text:s/>+ Dialer::GetConnectedState</text:p>
      <text:p text:style-name="Standard"><text:s/>+ InstallOptions::dialog</text:p>
      <text:p text:style-name="Standard"><text:s/>+ InstallOptions::initDialog</text:p>
      <text:p text:style-name="Standard"><text:s/>+ InstallOptions::make_unicode</text:p>
      <text:p text:style-name="Standard"><text:s/>+ InstallOptions::show</text:p>
      <text:p text:style-name="Standard"><text:s/>+ LangDLL::LangDialog</text:p>
      <text:p text:style-name="Standard"><text:s/>+ Math::Script</text:p>
      <text:p text:style-name="Standard"><text:s/>+ StartMenu::Init</text:p>
      <text:p text:style-name="Standard"><text:s/>+ StartMenu::Select</text:p>
      <text:p text:style-name="Standard"><text:s/>+ StartMenu::Show</text:p>
      <text:p text:style-name="Standard"><text:s/>+ System::Alloc</text:p>
      <text:p text:style-name="Standard"><text:s/>+ System::Call</text:p>
      <text:p text:style-name="Standard"><text:s/>+ System::Copy</text:p>
      <text:p text:style-name="Standard"><text:s/>+ System::Free</text:p>
      <text:p text:style-name="Standard"><text:s/>+ System::Get</text:p>
      <text:p text:style-name="Standard"><text:s/>+ System::Int64Op</text:p>
      <text:p text:style-name="Standard"><text:s/>+ System::Store</text:p>
      <text:p text:style-name="Standard"><text:s/>+ System::StrAlloc</text:p>
      <text:p text:style-name="Standard"><text:s/>+ TypeLib::GetLibVersion</text:p>
      <text:p text:style-name="Standard"><text:s/>+ TypeLib::Register</text:p>
      <text:p text:style-name="Standard"><text:s/>+ TypeLib::UnRegister</text:p>
      <text:p text:style-name="Standard"><text:s/>+ UserInfo::GetAccountType</text:p>
      <text:p text:style-name="Standard"><text:s/>+ UserInfo::GetName</text:p>
      <text:p text:style-name="Standard"><text:s/>+ UserInfo::GetOriginalAccountType</text:p>
      <text:p text:style-name="Standard"><text:s/>+ VPatch::GetFileCRC32</text:p>
      <text:p text:style-name="Standard"><text:s/>+ VPatch::GetFileMD5</text:p>
      <text:p text:style-name="Standard"><text:s/>+ VPatch::vpatchfile</text:p>
      <text:p text:style-name="Standard"><text:s/>+ advsplash::show</text:p>
      <text:p text:style-name="Standard"><text:soft-page-break/><text:s/>+ nsDialogs::Create</text:p>
      <text:p text:style-name="Standard"><text:s/>+ nsDialogs::CreateControl</text:p>
      <text:p text:style-name="Standard"><text:s/>+ nsDialogs::CreateItem</text:p>
      <text:p text:style-name="Standard"><text:s/>+ nsDialogs::CreateTimer</text:p>
      <text:p text:style-name="Standard"><text:s/>+ nsDialogs::GetUserData</text:p>
      <text:p text:style-name="Standard"><text:s/>+ nsDialogs::KillTimer</text:p>
      <text:p text:style-name="Standard"><text:s/>+ nsDialogs::OnBack</text:p>
      <text:p text:style-name="Standard"><text:s/>+ nsDialogs::OnChange</text:p>
      <text:p text:style-name="Standard"><text:s/>+ nsDialogs::OnClick</text:p>
      <text:p text:style-name="Standard"><text:s/>+ nsDialogs::OnNotify</text:p>
      <text:p text:style-name="Standard"><text:s/>+ nsDialogs::SelectFileDialog</text:p>
      <text:p text:style-name="Standard"><text:s/>+ nsDialogs::SelectFolderDialog</text:p>
      <text:p text:style-name="Standard"><text:s/>+ nsDialogs::SetRTL</text:p>
      <text:p text:style-name="Standard"><text:s/>+ nsDialogs::SetUserData</text:p>
      <text:p text:style-name="Standard"><text:s/>+ nsDialogs::Show</text:p>
      <text:p text:style-name="Standard"><text:s/>+ nsExec::Exec</text:p>
      <text:p text:style-name="Standard"><text:s/>+ nsExec::ExecToLog</text:p>
      <text:p text:style-name="Standard"><text:s/>+ nsExec::ExecToStack</text:p>
      <text:p text:style-name="Standard"><text:s/>+ nsisdl::download</text:p>
      <text:p text:style-name="Standard"><text:s/>+ nsisdl::download_quiet</text:p>
      <text:p text:style-name="Standard"><text:s/>+ splash::show</text:p>
      <text:p text:style-name="Standard"/>
      <text:p text:style-name="Standard">!define: "MUI_INSERT_NSISCONF"=""</text:p>
      <text:p text:style-name="Standard"/>
      <text:p text:style-name="Standard">Changing directory to: "G:\Dev\MdmDefrag\TaylorDOVs0_2\Install"</text:p>
      <text:p text:style-name="Standard"/>
      <text:p text:style-name="Standard">Processing script file: "G:\Dev\MdmDefrag\TaylorDOVs0_2\Install\TaylorDiskOptimizerSetupFull.nsi" (ACP)</text:p>
      <text:p text:style-name="Standard">!define: "PRODUCT_NAME"="Taylor Disk Optimizer"</text:p>
      <text:p text:style-name="Standard">!define: "PRODUCT_VERSION"="1.0"</text:p>
      <text:p text:style-name="Standard">!define: "PRODUCT_PUBLISHER"="David G Horsman"</text:p>
      <text:p text:style-name="Standard">Var: "ProductAppName"</text:p>
      <text:p text:style-name="Standard">Var: "ProductAppVersion"</text:p>
      <text:p text:style-name="Standard">Var: "ProductAppPublisher"</text:p>
      <text:p text:style-name="P1">Icon: "G:\Dev\MdmDefrag\TaylorDOVs0_2\Resources\Icons\MdmControl.ico"</text:p>
      <text:p text:style-name="Standard">SetCompressor: lzma</text:p>
      <text:p text:style-name="Standard">!include: "C:\Program Files (x86)\NSIS\Include\MUI.nsh" (UTF8)</text:p>
      <text:p text:style-name="Standard">!include: "C:\Program Files (x86)\NSIS\Contrib\Modern UI\System.nsh" (UTF8)</text:p>
      <text:p text:style-name="Standard">NSIS Modern User Interface version 1.81 - Copyright 2002-2021 Joost Verburg (C:\Program Files (x86)\NSIS\Contrib\Modern UI\System.nsh:13)</text:p>
      <text:p text:style-name="Standard">!include: closed: "C:\Program Files (x86)\NSIS\Contrib\Modern UI\System.nsh"</text:p>
      <text:p text:style-name="Standard">!include: closed: "C:\Program Files (x86)\NSIS\Include\MUI.nsh"</text:p>
      <text:p text:style-name="Standard">!define: "MUI_ABORTWARNING"=""</text:p>
      <text:p text:style-name="Standard">!define: "MUI_ICON"="..\Resources\Icons\MdmControl.ico"</text:p>
      <text:p text:style-name="Standard">!insertmacro: MUI_PAGE_WELCOME</text:p>
      <text:p text:style-name="Standard">!insertmacro: end of MUI_PAGE_WELCOME</text:p>
      <text:p text:style-name="Standard">!insertmacro: MUI_PAGE_COMPONENTS</text:p>
      <text:p text:style-name="Standard">!insertmacro: end of MUI_PAGE_COMPONENTS</text:p>
      <text:p text:style-name="Standard">!insertmacro: MUI_PAGE_INSTFILES</text:p>
      <text:p text:style-name="Standard"><text:soft-page-break/>!insertmacro: end of MUI_PAGE_INSTFILES</text:p>
      <text:p text:style-name="Standard">!insertmacro: MUI_PAGE_FINISH</text:p>
      <text:p text:style-name="Standard">!insertmacro: end of MUI_PAGE_FINISH</text:p>
      <text:p text:style-name="Standard">!insertmacro: MUI_LANGUAGE</text:p>
      <text:p text:style-name="Standard">!insertmacro: end of MUI_LANGUAGE</text:p>
      <text:p text:style-name="Standard">!insertmacro: MUI_RESERVEFILE_INSTALLOPTIONS</text:p>
      <text:p text:style-name="Standard">!insertmacro: end of MUI_RESERVEFILE_INSTALLOPTIONS</text:p>
      <text:p text:style-name="Standard">VIAddVersionKey: "ProductName" "Taylor Disk Optimizer"</text:p>
      <text:p text:style-name="Standard">VIAddVersionKey: "Comments" "An advanced automatic disk optimization library dedicated to Matt Taylor"</text:p>
      <text:p text:style-name="Standard">VIAddVersionKey: "CompanyName" "dba MacroDM (David G Horsman)"</text:p>
      <text:p text:style-name="Standard">VIAddVersionKey: "InternalName" "MdmDefrag"</text:p>
      <text:p text:style-name="Standard">VIAddVersionKey: "LegalTrademarks" "none"</text:p>
      <text:p text:style-name="Standard">VIAddVersionKey: "LegalCopyright" "Â© 2015, 2020, 2021 David G Horsman"</text:p>
      <text:p text:style-name="Standard">VIAddVersionKey: "FileDescription" "TaylorDO Application using My Defrag Vs4.3.1"</text:p>
      <text:p text:style-name="Standard">VIAddVersionKey: "FileVersion" "3.0"</text:p>
      <text:p text:style-name="Standard">Name: "Taylor Disk Optimizer 1.0"</text:p>
      <text:p text:style-name="Standard">Caption: "Matt Taylor Disk Optimizer"</text:p>
      <text:p text:style-name="Standard">OutFile: "TaylorDOSetup.exe"</text:p>
      <text:p text:style-name="Standard">InstallDir: "$PROGRAMFILES\MyDefrag"</text:p>
      <text:p text:style-name="Standard">Var: "InstallDirTaylorDo"</text:p>
      <text:p text:style-name="Standard">ShowInstDetails: show</text:p>
      <text:p text:style-name="Standard">InstallRegKey: "HKCU\Software\Taylor Disk Optimizer\"</text:p>
      <text:p text:style-name="Standard">Section: "-SETTINGS"</text:p>
      <text:p text:style-name="Standard">SetOutPath: "$INSTDIR"</text:p>
      <text:p text:style-name="Standard">SetOverwrite: ifnewer</text:p>
      <text:p text:style-name="Standard">StrCpy $ProductAppName "My Defrag" () ()</text:p>
      <text:p text:style-name="Standard">StrCpy $ProductAppVersion "4.3.1" () ()</text:p>
      <text:p text:style-name="Standard">StrCpy $ProductAppPublisher "J.C. Kessels" () ()</text:p>
      <text:p text:style-name="Standard">StrCpy $InstallDirTaylorDo "Scripts\TaylorDO" () ()</text:p>
      <text:p text:style-name="Standard">Error: command Section not valid in Section</text:p>
      <text:p text:style-name="Standard">Error in script "G:\Dev\MdmDefrag\TaylorDOVs0_2\Install\TaylorDiskOptimizerSetupFull.nsi" on line 88 -- aborting creation proces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7T14:08:09.118000000</meta:creation-date>
    <dc:date>2021-11-08T11:28:30.785000000</dc:date>
    <meta:editing-duration>PT46M</meta:editing-duration>
    <meta:editing-cycles>3</meta:editing-cycles>
    <meta:generator>LibreOffice/7.1.2.2$Windows_X86_64 LibreOffice_project/8a45595d069ef5570103caea1b71cc9d82b2aae4</meta:generator>
    <meta:document-statistic meta:table-count="0" meta:image-count="0" meta:object-count="0" meta:page-count="3" meta:paragraph-count="123" meta:word-count="386" meta:character-count="4184" meta:non-whitespace-character-count="3857"/>
  </office:meta>
</office:document-meta>
</file>